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1" draw:stroke="solid" svg:stroke-width="0.00709in" svg:stroke-color="#ed7d3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78in" svg:stroke-color="#ed7d3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56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56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60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56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60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57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61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58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2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59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99" draw:marker-end="a59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a5a5a5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cc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0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cc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a5a5a5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a5a5a5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591in" fo:padding-bottom="0.05591in" fo:padding-left="0.10512in" fo:padding-right="0.10512in" draw:textarea-vertical-align="middle" draw:textarea-horizontal-align="left" draw:fill="none" draw:stroke="solid" svg:stroke-width="0.02087in" svg:stroke-color="#ed7d3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3752in" fo:margin-right="0in" fo:text-indent="-0.375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cc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cc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a5a5a5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087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7" draw:stroke="solid" svg:stroke-width="0.00709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2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8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2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86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2in"/>
        <style:text-properties fo:font-family="Arial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2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2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469" draw:master-page-name="Master1-Layout7-blank-Vide" presentation:presentation-page-layout-name="Master1-PPL7" draw:id="Slide-256">
        <draw:frame draw:id="id75" presentation:style-name="a472" draw:name="Titre 1" svg:x="0.55118in" svg:y="0.77402in" svg:width="9.92087in" svg:height="1.38031in" presentation:class="title" presentation:placeholder="false">
          <draw:text-box>
            <text:p text:style-name="a471" text:class-names="" text:cond-style-name=""><text:span text:style-name="a470" text:class-names="">Formule déterminant le nombre de têtes d'une hydre.</text:span></text:p>
          </draw:text-box>
          <svg:title/>
          <svg:desc/>
        </draw:frame>
        <draw:frame draw:id="id76" draw:style-name="a495" draw:name="ZoneTexte 2" svg:x="0.55118in" svg:y="2.99746in" svg:width="8.97259in" svg:height="2.84216in">
          <draw:text-box>
            <text:p text:style-name="a474" text:class-names="" text:cond-style-name=""><text:span text:style-name="a473" text:class-names="">Introduction:</text:span></text:p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En fonction du nombre de coups → k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1" text:class-names="">En fonction de la réplication d'une branche coupée → r</text:span><text:span text:style-name="a482" text:class-names="">k</text:span><text:span text:style-name="a483" text:class-names=""><text:s text:c="1"/></text:span><text:span text:style-name="a484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7" text:class-names="">En sachant que « n » est le nombre de têtes initial<text:s text:c="1"/></text:span><text:span text:style-name="a488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1" text:class-names="">Pour un certain type d’hydre<text:s text:c="1"/></text:span><text:span text:style-name="a492" text:class-names=""/></text:p>
              </text:list-item>
            </text:list>
          </draw:text-box>
          <svg:title/>
          <svg:desc/>
        </draw:frame>
        <presentation:notes draw:style-name="a504">
          <draw:frame draw:id="id77" draw:style-name="a498" draw:name="Espace réservé du numéro de diapositive 6" svg:x="4.67953in" svg:y="11.10827in" svg:width="3.5878in" svg:height="0.58425in">
            <draw:text-box>
              <text:p text:style-name="a497" text:class-names="" text:cond-style-name=""><text:span text:style-name="a496" text:class-names=""><text:page-number style:num-format="1" text:fixed="false"/></text:span></text:p>
            </draw:text-box>
            <svg:title/>
            <svg:desc/>
          </draw:frame>
          <draw:frame draw:id="id78" draw:style-name="a501" draw:name="Espace réservé du numéro de diapositive 6" svg:x="4.67953in" svg:y="11.10827in" svg:width="3.5878in" svg:height="0.58425in">
            <draw:text-box>
              <text:p text:style-name="a500" text:class-names="" text:cond-style-name=""><text:span text:style-name="a49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02" draw:name="Espace réservé de l'image des diapositives 1">
            <svg:title/>
            <svg:desc/>
          </draw:page-thumbnail>
          <draw:frame draw:id="id80" presentation:style-name="a503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05" draw:master-page-name="Master1-Layout7-blank-Vide" presentation:presentation-page-layout-name="Master1-PPL7" draw:id="Slide-257">
        <draw:frame draw:id="id81" draw:style-name="a512" draw:name="ZoneTexte 18" svg:x="0.94409in" svg:y="1.22047in" svg:width="6.35591in" svg:height="0.89567in">
          <draw:text-box>
            <text:p text:style-name="a507" text:class-names="" text:cond-style-name=""><text:span text:style-name="a506" text:class-names="">Hydre initiale : hauteur 2 et taille 5</text:span></text:p>
            <text:p text:style-name="a511" text:class-names="" text:cond-style-name=""><text:span text:style-name="a508" text:class-names="">(Principe<text:s text:c="1"/></text:span><text:span text:style-name="a509" text:class-names="">hauteur</text:span><text:span text:style-name="a510" text:class-names=""><text:s text:c="1"/>2, 2 nœuds, nombre de têtes variable)</text:span></text:p>
          </draw:text-box>
          <svg:title/>
          <svg:desc/>
        </draw:frame>
        <draw:frame draw:id="id82" draw:style-name="a515" draw:name="ZoneTexte 30" svg:x="0.65827in" svg:y="0.56299in" svg:width="5.12008in" svg:height="0.50472in">
          <draw:text-box>
            <text:p text:style-name="a514" text:class-names="" text:cond-style-name=""><text:span text:style-name="a513" text:class-names="">Recherche à partir d’un exemple :</text:span></text:p>
          </draw:text-box>
          <svg:title/>
          <svg:desc/>
        </draw:frame>
        <draw:g draw:name="Groupe 79" draw:id="id83">
          <svg:title/>
          <svg:desc/>
          <draw:custom-shape svg:x="5.34449in" svg:y="4.07835in" svg:width="0.38465in" svg:height="0.50315in" draw:id="id85" draw:style-name="a528" draw:name="Connecteur droit 7">
            <svg:title/>
            <svg:desc/>
            <text:p text:style-name="a527" text:class-names="" text:cond-style-name=""><text:span text:style-name="a52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86" draw:style-name="a531" draw:name="ZoneTexte 8" svg:x="1.08071in" svg:y="3.02638in" svg:width="1.03346in" svg:height="0.51378in">
            <draw:text-box>
              <text:p text:style-name="a530" text:class-names="" text:cond-style-name=""><text:span text:style-name="a529" text:class-names="">n tête</text:span></text:p>
            </draw:text-box>
            <svg:title/>
            <svg:desc/>
          </draw:frame>
          <draw:frame draw:id="id87" draw:style-name="a534" draw:name="ZoneTexte 9" svg:x="4.28701in" svg:y="3.02047in" svg:width="1.50906in" svg:height="0.51378in">
            <draw:text-box>
              <text:p text:style-name="a533" text:class-names="" text:cond-style-name=""><text:span text:style-name="a532" text:class-names="">(n-1) tête</text:span></text:p>
            </draw:text-box>
            <svg:title/>
            <svg:desc/>
          </draw:frame>
          <draw:frame draw:id="id88" draw:style-name="a539" draw:name="ZoneTexte 16" svg:x="7.90236in" svg:y="2.97913in" svg:width="2.17441in" svg:height="0.52756in">
            <draw:text-box>
              <text:p text:style-name="a538" text:class-names="" text:cond-style-name=""><text:span text:style-name="a535" text:class-names="">(n-1) x (r</text:span><text:span text:style-name="a536" text:class-names="">1</text:span><text:span text:style-name="a537" text:class-names="">+1) tête</text:span></text:p>
            </draw:text-box>
            <svg:title/>
            <svg:desc/>
          </draw:frame>
          <draw:custom-shape svg:x="6.25787in" svg:y="3.05827in" svg:width="1.15394in" svg:height="0.80512in" draw:id="id89" draw:style-name="a544" draw:name="Forme libre 17">
            <svg:title/>
            <svg:desc/>
            <text:p text:style-name="a543" text:class-names="" text:cond-style-name=""><text:span text:style-name="a540" text:class-names="">r</text:span><text:span text:style-name="a541" text:class-names="">1</text:span><text:span text:style-name="a542" text:class-names=""><text:s text:c="1"/>fois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4 ?f74 ?f75 ?f75" draw:modifiers="5289 388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?f13 - ?f12"/>
              <draw:equation draw:name="f27" draw:formula="$0"/>
              <draw:equation draw:name="f28" draw:formula="$1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6 / 21600"/>
              <draw:equation draw:name="f50" draw:formula="?f27 - 10800"/>
              <draw:equation draw:name="f51" draw:formula="?f28 - 10800"/>
              <draw:equation draw:name="f52" draw:formula="?f28 - 21600"/>
              <draw:equation draw:name="f53" draw:formula="?f27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6 / ?f49"/>
              <draw:equation draw:name="f75" draw:formula="?f67 / ?f49"/>
              <draw:equation draw:name="f76" draw:formula="?f68 - ?f69"/>
              <draw:equation draw:name="f77" draw:formula="?f69 - ?f68"/>
              <draw:equation draw:name="f78" draw:formula="if(?f51, ?f14, ?f76)"/>
              <draw:equation draw:name="f79" draw:formula="if(?f51, ?f76, ?f14)"/>
              <draw:equation draw:name="f80" draw:formula="if(?f50, ?f14, ?f77)"/>
              <draw:equation draw:name="f81" draw:formula="if(?f50, ?f77, ?f14)"/>
              <draw:equation draw:name="f82" draw:formula="if(?f27, ?f14, ?f78)"/>
              <draw:equation draw:name="f83" draw:formula="if(?f27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8, ?f14, ?f81)"/>
              <draw:equation draw:name="f89" draw:formula="if(?f28, ?f14, ?f80)"/>
              <draw:equation draw:name="f90" draw:formula="if(?f82, ?f27, 0)"/>
              <draw:equation draw:name="f91" draw:formula="if(?f82, ?f28, 6280)"/>
              <draw:equation draw:name="f92" draw:formula="if(?f83, ?f27, 0)"/>
              <draw:equation draw:name="f93" draw:formula="if(?f83, ?f28, 15320)"/>
              <draw:equation draw:name="f94" draw:formula="if(?f84, ?f27, 6280)"/>
              <draw:equation draw:name="f95" draw:formula="if(?f84, ?f28, 21600)"/>
              <draw:equation draw:name="f96" draw:formula="if(?f85, ?f27, 15320)"/>
              <draw:equation draw:name="f97" draw:formula="if(?f85, ?f28, 21600)"/>
              <draw:equation draw:name="f98" draw:formula="if(?f86, ?f27, 21600)"/>
              <draw:equation draw:name="f99" draw:formula="if(?f86, ?f28, 15320)"/>
              <draw:equation draw:name="f100" draw:formula="if(?f87, ?f27, 21600)"/>
              <draw:equation draw:name="f101" draw:formula="if(?f87, ?f28, 6280)"/>
              <draw:equation draw:name="f102" draw:formula="if(?f88, ?f27, 15320)"/>
              <draw:equation draw:name="f103" draw:formula="if(?f88, ?f28, 0)"/>
              <draw:equation draw:name="f104" draw:formula="if(?f89, ?f27, 6280)"/>
              <draw:equation draw:name="f105" draw:formula="if(?f89, ?f28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g draw:name="Groupe 37" draw:id="id90">
            <svg:title/>
            <svg:desc/>
            <draw:custom-shape svg:x="0.66417in" svg:y="3.97244in" svg:width="0.96181in" svg:height="0.80512in" draw:id="id109" draw:style-name="a605" draw:name="Connecteur droit 2">
              <svg:title/>
              <svg:desc/>
              <text:p text:style-name="a603" text:class-names="" text:cond-style-name=""><text:span text:style-name="a60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1.63504in" svg:y="3.80394in" svg:width="0.00039in" svg:height="1.72835in" draw:id="id110" draw:style-name="a609" draw:name="Connecteur droit 33">
              <svg:title/>
              <svg:desc/>
              <text:p text:style-name="a607" text:class-names="" text:cond-style-name=""><text:span text:style-name="a60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1.62677in" svg:y="3.97244in" svg:width="0.86575in" svg:height="0.80512in" draw:id="id111" draw:style-name="a613" draw:name="Connecteur droit 34">
              <svg:title/>
              <svg:desc/>
              <text:p text:style-name="a611" text:class-names="" text:cond-style-name=""><text:span text:style-name="a61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1.53898in" svg:y="4.67677in" svg:width="0.18504in" svg:height="0.17598in" draw:id="id112" draw:style-name="a616" draw:name="Organigramme : Connecteur 35">
              <svg:title/>
              <svg:desc/>
              <text:p text:style-name="a615" text:class-names="" text:cond-style-name=""><text:span text:style-name="a614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1.53898in" svg:y="5.3811in" svg:width="0.18504in" svg:height="0.17598in" draw:id="id113" draw:style-name="a619" draw:name="Organigramme : Connecteur 36">
              <svg:title/>
              <svg:desc/>
              <text:p text:style-name="a618" text:class-names="" text:cond-style-name=""><text:span text:style-name="a61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g draw:name="Groupe 44" draw:id="id91">
            <svg:title/>
            <svg:desc/>
            <draw:custom-shape svg:x="4.06378in" svg:y="4.00748in" svg:width="0.96181in" svg:height="0.80512in" draw:id="id104" draw:style-name="a587" draw:name="Connecteur droit 39">
              <svg:title/>
              <svg:desc/>
              <text:p text:style-name="a585" text:class-names="" text:cond-style-name=""><text:span text:style-name="a58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5.03504in" svg:y="3.83898in" svg:width="0.00039in" svg:height="1.72835in" draw:id="id105" draw:style-name="a591" draw:name="Connecteur droit 40">
              <svg:title/>
              <svg:desc/>
              <text:p text:style-name="a589" text:class-names="" text:cond-style-name=""><text:span text:style-name="a58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5.02638in" svg:y="4.00748in" svg:width="0.86575in" svg:height="0.80512in" draw:id="id106" draw:style-name="a595" draw:name="Connecteur droit 41">
              <svg:title/>
              <svg:desc/>
              <text:p text:style-name="a593" text:class-names="" text:cond-style-name=""><text:span text:style-name="a59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4.93858in" svg:y="4.71181in" svg:width="0.18504in" svg:height="0.17598in" draw:id="id107" draw:style-name="a598" draw:name="Organigramme : Connecteur 42">
              <svg:title/>
              <svg:desc/>
              <text:p text:style-name="a597" text:class-names="" text:cond-style-name=""><text:span text:style-name="a59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4.93858in" svg:y="5.41614in" svg:width="0.18504in" svg:height="0.17598in" draw:id="id108" draw:style-name="a601" draw:name="Organigramme : Connecteur 43">
              <svg:title/>
              <svg:desc/>
              <text:p text:style-name="a600" text:class-names="" text:cond-style-name=""><text:span text:style-name="a59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g draw:name="Groupe 70" draw:id="id92">
            <svg:title/>
            <svg:desc/>
            <draw:custom-shape svg:x="7.90197in" svg:y="3.78386in" svg:width="0.96181in" svg:height="1.9126in" draw:id="id97" draw:style-name="a562" draw:name="Connecteur droit 47">
              <svg:title/>
              <svg:desc/>
              <text:p text:style-name="a560" text:class-names="" text:cond-style-name=""><text:span text:style-name="a55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8.86457in" svg:y="3.73976in" svg:width="0.99016in" svg:height="1.9252in" draw:id="id98" draw:style-name="a566" draw:name="Connecteur droit 55">
              <svg:title/>
              <svg:desc/>
              <text:p text:style-name="a564" text:class-names="" text:cond-style-name=""><text:span text:style-name="a56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9.05157in" svg:y="3.79488in" svg:width="0.37638in" svg:height="0.72835in" draw:id="id99" draw:style-name="a570" draw:name="Connecteur droit 56">
              <svg:title/>
              <svg:desc/>
              <text:p text:style-name="a568" text:class-names="" text:cond-style-name=""><text:span text:style-name="a56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8.3in" svg:y="3.79409in" svg:width="0.36339in" svg:height="0.75157in" draw:id="id100" draw:style-name="a574" draw:name="Connecteur droit 57">
              <svg:title/>
              <svg:desc/>
              <text:p text:style-name="a572" text:class-names="" text:cond-style-name=""><text:span text:style-name="a57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8.19606in" svg:y="4.46535in" svg:width="0.18504in" svg:height="0.17598in" draw:id="id101" draw:style-name="a577" draw:name="Organigramme : Connecteur 58">
              <svg:title/>
              <svg:desc/>
              <text:p text:style-name="a576" text:class-names="" text:cond-style-name=""><text:span text:style-name="a57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8.75118in" svg:y="5.59213in" svg:width="0.18504in" svg:height="0.17598in" draw:id="id102" draw:style-name="a580" draw:name="Organigramme : Connecteur 59">
              <svg:title/>
              <svg:desc/>
              <text:p text:style-name="a579" text:class-names="" text:cond-style-name=""><text:span text:style-name="a57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35591in" svg:y="4.44764in" svg:width="0.18504in" svg:height="0.17598in" draw:id="id103" draw:style-name="a583" draw:name="Organigramme : Connecteur 60">
              <svg:title/>
              <svg:desc/>
              <text:p text:style-name="a582" text:class-names="" text:cond-style-name=""><text:span text:style-name="a58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6.16929in" svg:y="4.58149in" svg:width="1.29843in" svg:height="0.27126in" draw:id="id93" draw:style-name="a548" draw:name="Flèche droite 63">
            <svg:title/>
            <svg:desc/>
            <text:p text:style-name="a546" text:class-names="" text:cond-style-name=""><text:span text:style-name="a545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-0" draw:modifiers="19345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2.64921in" svg:y="4.58149in" svg:width="1.23031in" svg:height="0.3063in" draw:id="id94" draw:style-name="a552" draw:name="Flèche droite 66">
            <svg:title/>
            <svg:desc/>
            <text:p text:style-name="a550" text:class-names="" text:cond-style-name=""><text:span text:style-name="a549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-0" draw:modifiers="18911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2.6874in" svg:y="3.0685in" svg:width="1.15394in" svg:height="0.80512in" draw:id="id95" draw:style-name="a555" draw:name="Forme libre 67">
            <svg:title/>
            <svg:desc/>
            <text:p text:style-name="a554" text:class-names="" text:cond-style-name=""><text:span text:style-name="a553" text:class-names="">Coups</text:span></text:p>
  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4 ?f74 ?f75 ?f75" draw:modifiers="5289 388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5419351 / 1725033"/>
              <draw:equation draw:name="f10" draw:formula="?f8 / 21600"/>
              <draw:equation draw:name="f11" draw:formula="?f7 / 21600"/>
              <draw:equation draw:name="f12" draw:formula="0"/>
              <draw:equation draw:name="f13" draw:formula="21600"/>
              <draw:equation draw:name="f14" draw:formula="0 - 1"/>
              <draw:equation draw:name="f15" draw:formula="2147483647"/>
              <draw:equation draw:name="f16" draw:formula="3590"/>
              <draw:equation draw:name="f17" draw:formula="8970"/>
              <draw:equation draw:name="f18" draw:formula="12630"/>
              <draw:equation draw:name="f19" draw:formula="18010"/>
              <draw:equation draw:name="f20" draw:formula="-2147483647"/>
              <draw:equation draw:name="f21" draw:formula="0 - ?f16"/>
              <draw:equation draw:name="f22" draw:formula="3590 - ?f12"/>
              <draw:equation draw:name="f23" draw:formula="0 - ?f2"/>
              <draw:equation draw:name="f24" draw:formula="21600 - ?f19"/>
              <draw:equation draw:name="f25" draw:formula="18010 - ?f13"/>
              <draw:equation draw:name="f26" draw:formula="?f13 - ?f12"/>
              <draw:equation draw:name="f27" draw:formula="$0"/>
              <draw:equation draw:name="f28" draw:formula="$1"/>
              <draw:equation draw:name="f29" draw:formula="abs(?f21)"/>
              <draw:equation draw:name="f30" draw:formula="abs(?f22)"/>
              <draw:equation draw:name="f31" draw:formula="if(?f21, ?f23, ?f2)"/>
              <draw:equation draw:name="f32" draw:formula="if(?f21, ?f2, ?f23)"/>
              <draw:equation draw:name="f33" draw:formula="if(?f21, ?f0, ?f2)"/>
              <draw:equation draw:name="f34" draw:formula="if(?f21, ?f2, ?f0)"/>
              <draw:equation draw:name="f35" draw:formula="abs(?f24)"/>
              <draw:equation draw:name="f36" draw:formula="if(?f22, ?f23, ?f2)"/>
              <draw:equation draw:name="f37" draw:formula="if(?f22, ?f2, ?f23)"/>
              <draw:equation draw:name="f38" draw:formula="if(?f24, 0, ?f1)"/>
              <draw:equation draw:name="f39" draw:formula="if(?f24, ?f1, 0)"/>
              <draw:equation draw:name="f40" draw:formula="abs(?f25)"/>
              <draw:equation draw:name="f41" draw:formula="if(?f24, ?f23, ?f2)"/>
              <draw:equation draw:name="f42" draw:formula="if(?f24, ?f2, ?f23)"/>
              <draw:equation draw:name="f43" draw:formula="if(?f24, ?f0, ?f2)"/>
              <draw:equation draw:name="f44" draw:formula="if(?f24, ?f2, ?f0)"/>
              <draw:equation draw:name="f45" draw:formula="if(?f25, ?f23, ?f2)"/>
              <draw:equation draw:name="f46" draw:formula="if(?f25, ?f2, ?f23)"/>
              <draw:equation draw:name="f47" draw:formula="if(?f21, 0, ?f1)"/>
              <draw:equation draw:name="f48" draw:formula="if(?f21, ?f1, 0)"/>
              <draw:equation draw:name="f49" draw:formula="?f26 / 21600"/>
              <draw:equation draw:name="f50" draw:formula="?f27 - 10800"/>
              <draw:equation draw:name="f51" draw:formula="?f28 - 10800"/>
              <draw:equation draw:name="f52" draw:formula="?f28 - 21600"/>
              <draw:equation draw:name="f53" draw:formula="?f27 - 21600"/>
              <draw:equation draw:name="f54" draw:formula="if(?f21, ?f34, ?f33)"/>
              <draw:equation draw:name="f55" draw:formula="if(?f21, ?f33, ?f34)"/>
              <draw:equation draw:name="f56" draw:formula="if(?f22, ?f32, ?f31)"/>
              <draw:equation draw:name="f57" draw:formula="if(?f22, ?f39, ?f38)"/>
              <draw:equation draw:name="f58" draw:formula="if(?f22, ?f38, ?f39)"/>
              <draw:equation draw:name="f59" draw:formula="if(?f24, ?f36, ?f37)"/>
              <draw:equation draw:name="f60" draw:formula="if(?f24, ?f44, ?f43)"/>
              <draw:equation draw:name="f61" draw:formula="if(?f24, ?f43, ?f44)"/>
              <draw:equation draw:name="f62" draw:formula="if(?f25, ?f42, ?f41)"/>
              <draw:equation draw:name="f63" draw:formula="if(?f25, ?f48, ?f47)"/>
              <draw:equation draw:name="f64" draw:formula="if(?f25, ?f47, ?f48)"/>
              <draw:equation draw:name="f65" draw:formula="if(?f21, ?f45, ?f46)"/>
              <draw:equation draw:name="f66" draw:formula="800 * ?f49"/>
              <draw:equation draw:name="f67" draw:formula="20800 * ?f49"/>
              <draw:equation draw:name="f68" draw:formula="abs(?f50)"/>
              <draw:equation draw:name="f69" draw:formula="abs(?f51)"/>
              <draw:equation draw:name="f70" draw:formula="if(?f22, ?f55, ?f54)"/>
              <draw:equation draw:name="f71" draw:formula="if(?f24, ?f57, ?f58)"/>
              <draw:equation draw:name="f72" draw:formula="if(?f25, ?f61, ?f60)"/>
              <draw:equation draw:name="f73" draw:formula="if(?f21, ?f63, ?f64)"/>
              <draw:equation draw:name="f74" draw:formula="?f66 / ?f49"/>
              <draw:equation draw:name="f75" draw:formula="?f67 / ?f49"/>
              <draw:equation draw:name="f76" draw:formula="?f68 - ?f69"/>
              <draw:equation draw:name="f77" draw:formula="?f69 - ?f68"/>
              <draw:equation draw:name="f78" draw:formula="if(?f51, ?f14, ?f76)"/>
              <draw:equation draw:name="f79" draw:formula="if(?f51, ?f76, ?f14)"/>
              <draw:equation draw:name="f80" draw:formula="if(?f50, ?f14, ?f77)"/>
              <draw:equation draw:name="f81" draw:formula="if(?f50, ?f77, ?f14)"/>
              <draw:equation draw:name="f82" draw:formula="if(?f27, ?f14, ?f78)"/>
              <draw:equation draw:name="f83" draw:formula="if(?f27, ?f14, ?f79)"/>
              <draw:equation draw:name="f84" draw:formula="if(?f52, ?f80, ?f14)"/>
              <draw:equation draw:name="f85" draw:formula="if(?f52, ?f81, ?f14)"/>
              <draw:equation draw:name="f86" draw:formula="if(?f53, ?f79, ?f14)"/>
              <draw:equation draw:name="f87" draw:formula="if(?f53, ?f78, ?f14)"/>
              <draw:equation draw:name="f88" draw:formula="if(?f28, ?f14, ?f81)"/>
              <draw:equation draw:name="f89" draw:formula="if(?f28, ?f14, ?f80)"/>
              <draw:equation draw:name="f90" draw:formula="if(?f82, ?f27, 0)"/>
              <draw:equation draw:name="f91" draw:formula="if(?f82, ?f28, 6280)"/>
              <draw:equation draw:name="f92" draw:formula="if(?f83, ?f27, 0)"/>
              <draw:equation draw:name="f93" draw:formula="if(?f83, ?f28, 15320)"/>
              <draw:equation draw:name="f94" draw:formula="if(?f84, ?f27, 6280)"/>
              <draw:equation draw:name="f95" draw:formula="if(?f84, ?f28, 21600)"/>
              <draw:equation draw:name="f96" draw:formula="if(?f85, ?f27, 15320)"/>
              <draw:equation draw:name="f97" draw:formula="if(?f85, ?f28, 21600)"/>
              <draw:equation draw:name="f98" draw:formula="if(?f86, ?f27, 21600)"/>
              <draw:equation draw:name="f99" draw:formula="if(?f86, ?f28, 15320)"/>
              <draw:equation draw:name="f100" draw:formula="if(?f87, ?f27, 21600)"/>
              <draw:equation draw:name="f101" draw:formula="if(?f87, ?f28, 6280)"/>
              <draw:equation draw:name="f102" draw:formula="if(?f88, ?f27, 15320)"/>
              <draw:equation draw:name="f103" draw:formula="if(?f88, ?f28, 0)"/>
              <draw:equation draw:name="f104" draw:formula="if(?f89, ?f27, 6280)"/>
              <draw:equation draw:name="f105" draw:formula="if(?f89, ?f28, 0)"/>
              <draw:equation draw:name="f106" draw:formula="$0 / ?f10"/>
              <draw:equation draw:name="f107" draw:formula="$1 / ?f11"/>
              <draw:equation draw:name="f108" draw:formula="21550000 - ?f56"/>
              <draw:equation draw:name="f109" draw:formula="if(?f108, ?f56, 21550000)"/>
              <draw:equation draw:name="f110" draw:formula="-21550000 - ?f109"/>
              <draw:equation draw:name="f111" draw:formula="if(?f110, -21550000, ?f109)"/>
              <draw:equation draw:name="f112" draw:formula="?f70 + ?f111"/>
              <draw:equation draw:name="f113" draw:formula="?f70 + ?f2"/>
              <draw:equation draw:name="f114" draw:formula="?f113 * ?f9 / ?f1"/>
              <draw:equation draw:name="f115" draw:formula="0 - ?f114"/>
              <draw:equation draw:name="f116" draw:formula="cos(?f115)"/>
              <draw:equation draw:name="f117" draw:formula="0 - ?f116"/>
              <draw:equation draw:name="f118" draw:formula="?f117 * ?f29"/>
              <draw:equation draw:name="f119" draw:formula="sin(?f115)"/>
              <draw:equation draw:name="f120" draw:formula="0 - ?f119"/>
              <draw:equation draw:name="f121" draw:formula="?f120 * ?f30"/>
              <draw:equation draw:name="f122" draw:formula="sqrt(?f118 * ?f118 + ?f121 * ?f121 + 0 * 0)"/>
              <draw:equation draw:name="f123" draw:formula="?f29 * ?f30 / ?f122"/>
              <draw:equation draw:name="f124" draw:formula="?f120 * ?f123"/>
              <draw:equation draw:name="f125" draw:formula="?f16 - ?f124"/>
              <draw:equation draw:name="f126" draw:formula="?f117 * ?f123"/>
              <draw:equation draw:name="f127" draw:formula="?f12 - ?f126"/>
              <draw:equation draw:name="f128" draw:formula="?f125 - ?f29"/>
              <draw:equation draw:name="f129" draw:formula="?f127 - ?f30"/>
              <draw:equation draw:name="f130" draw:formula="?f125 + ?f29"/>
              <draw:equation draw:name="f131" draw:formula="?f127 + ?f30"/>
              <draw:equation draw:name="f132" draw:formula="?f112 + ?f2"/>
              <draw:equation draw:name="f133" draw:formula="?f132 * ?f9 / ?f1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?f29"/>
              <draw:equation draw:name="f138" draw:formula="sin(?f134)"/>
              <draw:equation draw:name="f139" draw:formula="0 - ?f138"/>
              <draw:equation draw:name="f140" draw:formula="?f139 * ?f30"/>
              <draw:equation draw:name="f141" draw:formula="sqrt(?f137 * ?f137 + ?f140 * ?f140 + 0 * 0)"/>
              <draw:equation draw:name="f142" draw:formula="?f29 * ?f30 / ?f141"/>
              <draw:equation draw:name="f143" draw:formula="?f139 * ?f142"/>
              <draw:equation draw:name="f144" draw:formula="?f125 + ?f143"/>
              <draw:equation draw:name="f145" draw:formula="?f136 * ?f142"/>
              <draw:equation draw:name="f146" draw:formula="?f127 + ?f145"/>
              <draw:equation draw:name="f147" draw:formula="if(?f111, ?f16, ?f128)"/>
              <draw:equation draw:name="f148" draw:formula="if(?f111, ?f12, ?f129)"/>
              <draw:equation draw:name="f149" draw:formula="if(?f111, ?f16, ?f130)"/>
              <draw:equation draw:name="f150" draw:formula="if(?f111, ?f12, ?f131)"/>
              <draw:equation draw:name="f151" draw:formula="if(?f111, ?f128, ?f144)"/>
              <draw:equation draw:name="f152" draw:formula="if(?f111, ?f129, ?f146)"/>
              <draw:equation draw:name="f153" draw:formula="if(?f111, ?f130, ?f144)"/>
              <draw:equation draw:name="f154" draw:formula="if(?f111, ?f131, ?f146)"/>
              <draw:equation draw:name="f155" draw:formula="21550000 - ?f59"/>
              <draw:equation draw:name="f156" draw:formula="if(?f155, ?f59, 21550000)"/>
              <draw:equation draw:name="f157" draw:formula="-21550000 - ?f156"/>
              <draw:equation draw:name="f158" draw:formula="if(?f157, -21550000, ?f156)"/>
              <draw:equation draw:name="f159" draw:formula="?f71 + ?f158"/>
              <draw:equation draw:name="f160" draw:formula="?f71 + ?f2"/>
              <draw:equation draw:name="f161" draw:formula="?f160 * ?f9 / ?f1"/>
              <draw:equation draw:name="f162" draw:formula="0 - ?f161"/>
              <draw:equation draw:name="f163" draw:formula="cos(?f162)"/>
              <draw:equation draw:name="f164" draw:formula="0 - ?f163"/>
              <draw:equation draw:name="f165" draw:formula="?f164 * ?f30"/>
              <draw:equation draw:name="f166" draw:formula="sin(?f162)"/>
              <draw:equation draw:name="f167" draw:formula="0 - ?f166"/>
              <draw:equation draw:name="f168" draw:formula="?f167 * ?f35"/>
              <draw:equation draw:name="f169" draw:formula="sqrt(?f165 * ?f165 + ?f168 * ?f168 + 0 * 0)"/>
              <draw:equation draw:name="f170" draw:formula="?f30 * ?f35 / ?f169"/>
              <draw:equation draw:name="f171" draw:formula="?f167 * ?f170"/>
              <draw:equation draw:name="f172" draw:formula="?f12 - ?f171"/>
              <draw:equation draw:name="f173" draw:formula="?f164 * ?f170"/>
              <draw:equation draw:name="f174" draw:formula="?f19 - ?f173"/>
              <draw:equation draw:name="f175" draw:formula="?f172 - ?f30"/>
              <draw:equation draw:name="f176" draw:formula="?f174 - ?f35"/>
              <draw:equation draw:name="f177" draw:formula="?f172 + ?f30"/>
              <draw:equation draw:name="f178" draw:formula="?f174 + ?f35"/>
              <draw:equation draw:name="f179" draw:formula="?f159 + ?f2"/>
              <draw:equation draw:name="f180" draw:formula="?f179 * ?f9 / ?f1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?f30"/>
              <draw:equation draw:name="f185" draw:formula="sin(?f181)"/>
              <draw:equation draw:name="f186" draw:formula="0 - ?f185"/>
              <draw:equation draw:name="f187" draw:formula="?f186 * ?f35"/>
              <draw:equation draw:name="f188" draw:formula="sqrt(?f184 * ?f184 + ?f187 * ?f187 + 0 * 0)"/>
              <draw:equation draw:name="f189" draw:formula="?f30 * ?f35 / ?f188"/>
              <draw:equation draw:name="f190" draw:formula="?f186 * ?f189"/>
              <draw:equation draw:name="f191" draw:formula="?f172 + ?f190"/>
              <draw:equation draw:name="f192" draw:formula="?f183 * ?f189"/>
              <draw:equation draw:name="f193" draw:formula="?f174 + ?f192"/>
              <draw:equation draw:name="f194" draw:formula="if(?f158, ?f12, ?f175)"/>
              <draw:equation draw:name="f195" draw:formula="if(?f158, ?f19, ?f176)"/>
              <draw:equation draw:name="f196" draw:formula="if(?f158, ?f12, ?f177)"/>
              <draw:equation draw:name="f197" draw:formula="if(?f158, ?f19, ?f178)"/>
              <draw:equation draw:name="f198" draw:formula="if(?f158, ?f175, ?f191)"/>
              <draw:equation draw:name="f199" draw:formula="if(?f158, ?f176, ?f193)"/>
              <draw:equation draw:name="f200" draw:formula="if(?f158, ?f177, ?f191)"/>
              <draw:equation draw:name="f201" draw:formula="if(?f158, ?f178, ?f193)"/>
              <draw:equation draw:name="f202" draw:formula="21550000 - ?f62"/>
              <draw:equation draw:name="f203" draw:formula="if(?f202, ?f62, 21550000)"/>
              <draw:equation draw:name="f204" draw:formula="-21550000 - ?f203"/>
              <draw:equation draw:name="f205" draw:formula="if(?f204, -21550000, ?f203)"/>
              <draw:equation draw:name="f206" draw:formula="?f72 + ?f205"/>
              <draw:equation draw:name="f207" draw:formula="?f72 + ?f2"/>
              <draw:equation draw:name="f208" draw:formula="?f207 * ?f9 / ?f1"/>
              <draw:equation draw:name="f209" draw:formula="0 - ?f208"/>
              <draw:equation draw:name="f210" draw:formula="cos(?f209)"/>
              <draw:equation draw:name="f211" draw:formula="0 - ?f210"/>
              <draw:equation draw:name="f212" draw:formula="?f211 * ?f35"/>
              <draw:equation draw:name="f213" draw:formula="sin(?f209)"/>
              <draw:equation draw:name="f214" draw:formula="0 - ?f213"/>
              <draw:equation draw:name="f215" draw:formula="?f214 * ?f40"/>
              <draw:equation draw:name="f216" draw:formula="sqrt(?f212 * ?f212 + ?f215 * ?f215 + 0 * 0)"/>
              <draw:equation draw:name="f217" draw:formula="?f35 * ?f40 / ?f216"/>
              <draw:equation draw:name="f218" draw:formula="?f214 * ?f217"/>
              <draw:equation draw:name="f219" draw:formula="?f19 - ?f218"/>
              <draw:equation draw:name="f220" draw:formula="?f211 * ?f217"/>
              <draw:equation draw:name="f221" draw:formula="?f13 - ?f220"/>
              <draw:equation draw:name="f222" draw:formula="?f219 - ?f35"/>
              <draw:equation draw:name="f223" draw:formula="?f221 - ?f40"/>
              <draw:equation draw:name="f224" draw:formula="?f219 + ?f35"/>
              <draw:equation draw:name="f225" draw:formula="?f221 + ?f40"/>
              <draw:equation draw:name="f226" draw:formula="?f206 + ?f2"/>
              <draw:equation draw:name="f227" draw:formula="?f226 * ?f9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35"/>
              <draw:equation draw:name="f232" draw:formula="sin(?f228)"/>
              <draw:equation draw:name="f233" draw:formula="0 - ?f232"/>
              <draw:equation draw:name="f234" draw:formula="?f233 * ?f40"/>
              <draw:equation draw:name="f235" draw:formula="sqrt(?f231 * ?f231 + ?f234 * ?f234 + 0 * 0)"/>
              <draw:equation draw:name="f236" draw:formula="?f35 * ?f40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05, ?f19, ?f222)"/>
              <draw:equation draw:name="f242" draw:formula="if(?f205, ?f13, ?f223)"/>
              <draw:equation draw:name="f243" draw:formula="if(?f205, ?f19, ?f224)"/>
              <draw:equation draw:name="f244" draw:formula="if(?f205, ?f13, ?f225)"/>
              <draw:equation draw:name="f245" draw:formula="if(?f205, ?f222, ?f238)"/>
              <draw:equation draw:name="f246" draw:formula="if(?f205, ?f223, ?f240)"/>
              <draw:equation draw:name="f247" draw:formula="if(?f205, ?f224, ?f238)"/>
              <draw:equation draw:name="f248" draw:formula="if(?f205, ?f225, ?f240)"/>
              <draw:equation draw:name="f249" draw:formula="21550000 - ?f65"/>
              <draw:equation draw:name="f250" draw:formula="if(?f249, ?f65, 21550000)"/>
              <draw:equation draw:name="f251" draw:formula="-21550000 - ?f250"/>
              <draw:equation draw:name="f252" draw:formula="if(?f251, -21550000, ?f250)"/>
              <draw:equation draw:name="f253" draw:formula="?f73 + ?f252"/>
              <draw:equation draw:name="f254" draw:formula="?f73 + ?f2"/>
              <draw:equation draw:name="f255" draw:formula="?f254 * ?f9 / ?f1"/>
              <draw:equation draw:name="f256" draw:formula="0 - ?f255"/>
              <draw:equation draw:name="f257" draw:formula="cos(?f256)"/>
              <draw:equation draw:name="f258" draw:formula="0 - ?f257"/>
              <draw:equation draw:name="f259" draw:formula="?f258 * ?f40"/>
              <draw:equation draw:name="f260" draw:formula="sin(?f256)"/>
              <draw:equation draw:name="f261" draw:formula="0 - ?f260"/>
              <draw:equation draw:name="f262" draw:formula="?f261 * ?f29"/>
              <draw:equation draw:name="f263" draw:formula="sqrt(?f259 * ?f259 + ?f262 * ?f262 + 0 * 0)"/>
              <draw:equation draw:name="f264" draw:formula="?f40 * ?f29 / ?f263"/>
              <draw:equation draw:name="f265" draw:formula="?f261 * ?f264"/>
              <draw:equation draw:name="f266" draw:formula="?f13 - ?f265"/>
              <draw:equation draw:name="f267" draw:formula="?f258 * ?f264"/>
              <draw:equation draw:name="f268" draw:formula="?f16 - ?f267"/>
              <draw:equation draw:name="f269" draw:formula="?f266 - ?f40"/>
              <draw:equation draw:name="f270" draw:formula="?f268 - ?f29"/>
              <draw:equation draw:name="f271" draw:formula="?f266 + ?f40"/>
              <draw:equation draw:name="f272" draw:formula="?f268 + ?f29"/>
              <draw:equation draw:name="f273" draw:formula="?f253 + ?f2"/>
              <draw:equation draw:name="f274" draw:formula="?f273 * ?f9 / ?f1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?f40"/>
              <draw:equation draw:name="f279" draw:formula="sin(?f275)"/>
              <draw:equation draw:name="f280" draw:formula="0 - ?f279"/>
              <draw:equation draw:name="f281" draw:formula="?f280 * ?f29"/>
              <draw:equation draw:name="f282" draw:formula="sqrt(?f278 * ?f278 + ?f281 * ?f281 + 0 * 0)"/>
              <draw:equation draw:name="f283" draw:formula="?f40 * ?f29 / ?f282"/>
              <draw:equation draw:name="f284" draw:formula="?f280 * ?f283"/>
              <draw:equation draw:name="f285" draw:formula="?f266 + ?f284"/>
              <draw:equation draw:name="f286" draw:formula="?f277 * ?f283"/>
              <draw:equation draw:name="f287" draw:formula="?f268 + ?f286"/>
              <draw:equation draw:name="f288" draw:formula="if(?f252, ?f13, ?f269)"/>
              <draw:equation draw:name="f289" draw:formula="if(?f252, ?f16, ?f270)"/>
              <draw:equation draw:name="f290" draw:formula="if(?f252, ?f13, ?f271)"/>
              <draw:equation draw:name="f291" draw:formula="if(?f252, ?f16, ?f272)"/>
              <draw:equation draw:name="f292" draw:formula="if(?f252, ?f269, ?f285)"/>
              <draw:equation draw:name="f293" draw:formula="if(?f252, ?f270, ?f287)"/>
              <draw:equation draw:name="f294" draw:formula="if(?f252, ?f271, ?f285)"/>
              <draw:equation draw:name="f295" draw:formula="if(?f252, ?f272, ?f2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frame draw:id="id96" draw:style-name="a558" draw:name="ZoneTexte 69" svg:x="5.94449in" svg:y="4.92283in" svg:width="2.08031in" svg:height="0.70669in">
            <draw:text-box>
              <text:p text:style-name="a557" text:class-names="" text:cond-style-name=""><text:span text:style-name="a556" text:class-names="">(Ici la réplication est égale à 1)</text:span></text:p>
            </draw:text-box>
            <svg:title/>
            <svg:desc/>
          </draw:frame>
        </draw:g>
        <draw:custom-shape svg:x="3.05065in" svg:y="6.41507in" svg:width="4.8172in" svg:height="0.70684in" draw:id="id84" draw:style-name="a525" draw:name="Rectangle 34">
          <svg:title/>
          <svg:desc/>
          <text:p text:style-name="a524" text:class-names="" text:cond-style-name=""><text:span text:style-name="a516" text:class-names="">U</text:span><text:span text:style-name="a517" text:class-names="">k</text:span><text:span text:style-name="a518" text:class-names=""><text:s text:c="1"/>= (U</text:span><text:span text:style-name="a519" text:class-names="">k-1</text:span><text:span text:style-name="a520" text:class-names="">-1) (1+r</text:span><text:span text:style-name="a521" text:class-names="">k</text:span><text:span text:style-name="a522" text:class-names="">)<text:s text:c="1"/></text:span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28">
          <draw:frame draw:id="id114" draw:style-name="a622" draw:name="Espace réservé du numéro de diapositive 6" svg:x="4.67953in" svg:y="11.10827in" svg:width="3.5878in" svg:height="0.58425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frame draw:id="id115" draw:style-name="a625" draw:name="Espace réservé du numéro de diapositive 6" svg:x="4.67953in" svg:y="11.10827in" svg:width="3.5878in" svg:height="0.58425in">
            <draw:text-box>
              <text:p text:style-name="a624" text:class-names="" text:cond-style-name=""><text:span text:style-name="a62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16" presentation:style-name="a626" draw:name="Espace réservé de l'image des diapositives 1">
            <svg:title/>
            <svg:desc/>
          </draw:page-thumbnail>
          <draw:frame draw:id="id117" presentation:style-name="a627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629" draw:master-page-name="Master1-Layout7-blank-Vide" presentation:presentation-page-layout-name="Master1-PPL7" draw:id="Slide-259">
        <draw:frame draw:id="id118" draw:style-name="a632" draw:name="ZoneTexte 1" svg:x="0.72717in" svg:y="0.7122in" svg:width="4.18189in" svg:height="0.50472in">
          <draw:text-box>
            <text:p text:style-name="a631" text:class-names="" text:cond-style-name=""><text:span text:style-name="a630" text:class-names="">Exemples avec des valeurs :</text:span></text:p>
          </draw:text-box>
          <svg:title/>
          <svg:desc/>
        </draw:frame>
        <draw:frame draw:id="id119" draw:style-name="a638" draw:name="ZoneTexte 2" svg:x="0.53031in" svg:y="1.58116in" svg:width="4.75757in" svg:height="1.06142in">
          <draw:text-box>
            <text:p text:style-name="a634" text:class-names="" text:cond-style-name=""><text:span text:style-name="a633" text:class-names="">n = 1</text:span></text:p>
            <text:p text:style-name="a637" text:class-names="" text:cond-style-name=""><text:span text:style-name="a635" text:class-names="">Nombre de coups nécessaire pour tuer cette hydre est 2 + r</text:span><text:span text:style-name="a636" text:class-names="">1</text:span></text:p>
          </draw:text-box>
          <svg:title/>
          <svg:desc/>
        </draw:frame>
        <draw:frame draw:id="id120" draw:style-name="a671" draw:name="ZoneTexte 3" svg:x="5.48504in" svg:y="4.68165in" svg:width="5.2878in" svg:height="2.87468in">
          <draw:text-box>
            <text:p text:style-name="a640" text:class-names="" text:cond-style-name=""><text:span text:style-name="a639" text:class-names="">n = 4</text:span></text:p>
            <text:p text:style-name="a642" text:class-names="" text:cond-style-name=""><text:span text:style-name="a641" text:class-names=""><text:tab/>Premier coups</text:span></text:p>
            <text:p text:style-name="a644" text:class-names="" text:cond-style-name=""><text:span text:style-name="a643" text:class-names="">(n - 1) = 3</text:span></text:p>
            <text:p text:style-name="a648" text:class-names="" text:cond-style-name=""><text:span text:style-name="a645" text:class-names=""><text:tab/>Réplication r</text:span><text:span text:style-name="a646" text:class-names="">1</text:span><text:span text:style-name="a647" text:class-names=""><text:s text:c="1"/>= 1</text:span></text:p>
            <text:p text:style-name="a652" text:class-names="" text:cond-style-name=""><text:span text:style-name="a649" text:class-names="">(n - 1) x (r</text:span><text:span text:style-name="a650" text:class-names="">1</text:span><text:span text:style-name="a651" text:class-names=""><text:s text:c="1"/>+ 1) = 6</text:span></text:p>
            <text:p text:style-name="a654" text:class-names="" text:cond-style-name=""><text:span text:style-name="a653" text:class-names=""><text:tab/>Deuxième coups</text:span></text:p>
            <text:p text:style-name="a658" text:class-names="" text:cond-style-name=""><text:span text:style-name="a655" text:class-names="">[(n - 1) x (r</text:span><text:span text:style-name="a656" text:class-names="">1</text:span><text:span text:style-name="a657" text:class-names=""><text:s text:c="1"/>+ 1)] – 1 = 5</text:span></text:p>
            <text:p text:style-name="a662" text:class-names="" text:cond-style-name=""><text:span text:style-name="a659" text:class-names=""><text:tab/>Réplication r</text:span><text:span text:style-name="a660" text:class-names="">2</text:span><text:span text:style-name="a661" text:class-names=""><text:s text:c="1"/>= 1</text:span></text:p>
            <text:p text:style-name="a670" text:class-names="" text:cond-style-name=""><text:span text:style-name="a663" text:class-names="">([(n - 1) x (r</text:span><text:span text:style-name="a664" text:class-names="">1</text:span><text:span text:style-name="a665" text:class-names=""><text:s text:c="1"/>+ 1)] – 1) x (r</text:span><text:span text:style-name="a666" text:class-names="">2</text:span><text:span text:style-name="a667" text:class-names=""><text:s text:c="1"/>+ 1) =<text:s text:c="1"/></text:span><text:span text:style-name="a668" text:class-names="">10</text:span><text:span text:style-name="a669" text:class-names=""><text:s text:c="1"/>10</text:span></text:p>
          </draw:text-box>
          <svg:title/>
          <svg:desc/>
        </draw:frame>
        <draw:frame draw:id="id121" draw:style-name="a704" draw:name="ZoneTexte 4" svg:x="0.53031in" svg:y="4.68165in" svg:width="4.75757in" svg:height="2.87468in">
          <draw:text-box>
            <text:p text:style-name="a673" text:class-names="" text:cond-style-name=""><text:span text:style-name="a672" text:class-names="">n = 3</text:span></text:p>
            <text:p text:style-name="a675" text:class-names="" text:cond-style-name=""><text:span text:style-name="a674" text:class-names=""><text:tab/>Premier coups</text:span></text:p>
            <text:p text:style-name="a677" text:class-names="" text:cond-style-name=""><text:span text:style-name="a676" text:class-names="">(n - 1) = 2</text:span></text:p>
            <text:p text:style-name="a681" text:class-names="" text:cond-style-name=""><text:span text:style-name="a678" text:class-names=""><text:tab/>Réplication r</text:span><text:span text:style-name="a679" text:class-names="">1</text:span><text:span text:style-name="a680" text:class-names=""><text:s text:c="1"/>= 1</text:span></text:p>
            <text:p text:style-name="a685" text:class-names="" text:cond-style-name=""><text:span text:style-name="a682" text:class-names="">(n - 1) x (r</text:span><text:span text:style-name="a683" text:class-names="">1</text:span><text:span text:style-name="a684" text:class-names=""><text:s text:c="1"/>+ 1) = 4</text:span></text:p>
            <text:p text:style-name="a687" text:class-names="" text:cond-style-name=""><text:span text:style-name="a686" text:class-names=""><text:tab/>Deuxième coups</text:span></text:p>
            <text:p text:style-name="a691" text:class-names="" text:cond-style-name=""><text:span text:style-name="a688" text:class-names="">[(n - 1) x (r</text:span><text:span text:style-name="a689" text:class-names="">1</text:span><text:span text:style-name="a690" text:class-names=""><text:s text:c="1"/>+ 1)] – 1 = 3</text:span></text:p>
            <text:p text:style-name="a695" text:class-names="" text:cond-style-name=""><text:span text:style-name="a692" text:class-names=""><text:tab/>Réplication r</text:span><text:span text:style-name="a693" text:class-names="">2</text:span><text:span text:style-name="a694" text:class-names=""><text:s text:c="1"/>= 1</text:span></text:p>
            <text:p text:style-name="a703" text:class-names="" text:cond-style-name=""><text:span text:style-name="a696" text:class-names="">([(n - 1) x (r</text:span><text:span text:style-name="a697" text:class-names="">1</text:span><text:span text:style-name="a698" text:class-names=""><text:s text:c="1"/>+ 1)] – 1) x (r</text:span><text:span text:style-name="a699" text:class-names="">2</text:span><text:span text:style-name="a700" text:class-names=""><text:s text:c="1"/>+ 1) =<text:s text:c="1"/></text:span><text:span text:style-name="a701" text:class-names="">6</text:span><text:span text:style-name="a702" text:class-names=""><text:s text:c="1"/>4</text:span></text:p>
          </draw:text-box>
          <svg:title/>
          <svg:desc/>
        </draw:frame>
        <draw:frame draw:id="id122" draw:style-name="a739" draw:name="ZoneTexte 5" svg:x="5.48504in" svg:y="1.58116in" svg:width="5.2878in" svg:height="2.87468in">
          <draw:text-box>
            <text:p text:style-name="a706" text:class-names="" text:cond-style-name=""><text:span text:style-name="a705" text:class-names="">n = 2</text:span></text:p>
            <text:p text:style-name="a708" text:class-names="" text:cond-style-name=""><text:span text:style-name="a707" text:class-names=""><text:tab/>Premier coups</text:span></text:p>
            <text:p text:style-name="a710" text:class-names="" text:cond-style-name=""><text:span text:style-name="a709" text:class-names="">(n - 1) = 1</text:span></text:p>
            <text:p text:style-name="a714" text:class-names="" text:cond-style-name=""><text:span text:style-name="a711" text:class-names=""><text:tab/>Réplication r</text:span><text:span text:style-name="a712" text:class-names="">1</text:span><text:span text:style-name="a713" text:class-names=""><text:s text:c="1"/>= 1</text:span></text:p>
            <text:p text:style-name="a718" text:class-names="" text:cond-style-name=""><text:span text:style-name="a715" text:class-names="">(n - 1) x (r</text:span><text:span text:style-name="a716" text:class-names="">1</text:span><text:span text:style-name="a717" text:class-names=""><text:s text:c="1"/>+ 1) = 2</text:span></text:p>
            <text:p text:style-name="a720" text:class-names="" text:cond-style-name=""><text:span text:style-name="a719" text:class-names=""><text:tab/>Deuxième coups</text:span></text:p>
            <text:p text:style-name="a724" text:class-names="" text:cond-style-name=""><text:span text:style-name="a721" text:class-names="">[(n - 1) x (r</text:span><text:span text:style-name="a722" text:class-names="">1</text:span><text:span text:style-name="a723" text:class-names=""><text:s text:c="1"/>+ 1)] – 1 = 1</text:span></text:p>
            <text:p text:style-name="a728" text:class-names="" text:cond-style-name=""><text:span text:style-name="a725" text:class-names=""><text:tab/>Réplication r</text:span><text:span text:style-name="a726" text:class-names="">2</text:span><text:span text:style-name="a727" text:class-names=""><text:s text:c="1"/>= 1</text:span></text:p>
            <text:p text:style-name="a738" text:class-names="" text:cond-style-name=""><text:span text:style-name="a729" text:class-names="">([(n - 1) x (r</text:span><text:span text:style-name="a730" text:class-names="">1</text:span><text:span text:style-name="a731" text:class-names=""><text:s text:c="1"/>+ 1)] – 1) x (r</text:span><text:span text:style-name="a732" text:class-names="">2</text:span><text:span text:style-name="a733" text:class-names=""><text:s text:c="1"/>+ 1) =<text:s text:c="1"/></text:span><text:span text:style-name="a734" text:class-names="">2</text:span><text:span text:style-name="a735" text:class-names=""><text:s text:c="1"/></text:span><text:span text:style-name="a736" text:class-names="">3</text:span><text:span text:style-name="a737" text:class-names=""/></text:p>
          </draw:text-box>
          <svg:title/>
          <svg:desc/>
        </draw:frame>
        <presentation:notes draw:style-name="a745">
          <draw:frame draw:id="id123" draw:style-name="a742" draw:name="Espace réservé du numéro de diapositive 6" svg:x="4.67953in" svg:y="11.10827in" svg:width="3.5878in" svg:height="0.58425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24" presentation:style-name="a743" draw:name="Espace réservé de l'image des diapositives 1">
            <svg:title/>
            <svg:desc/>
          </draw:page-thumbnail>
          <draw:frame draw:id="id125" presentation:style-name="a744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46" draw:master-page-name="Master1-Layout7-blank-Vide" presentation:presentation-page-layout-name="Master1-PPL7" draw:id="Slide-258">
        <draw:frame draw:id="id126" presentation:style-name="a749" draw:name="Titre 1" svg:x="0.55118in" svg:y="0.32953in" svg:width="9.92126in" svg:height="1.37992in" presentation:class="title" presentation:placeholder="false">
          <draw:text-box>
            <text:p text:style-name="a748" text:class-names="" text:cond-style-name=""><text:span text:style-name="a747" text:class-names="">Nombre de têtes au rang k</text:span></text:p>
          </draw:text-box>
          <svg:title/>
          <svg:desc/>
        </draw:frame>
        <draw:frame draw:id="id127" presentation:style-name="a776" draw:name="Espace réservé du texte 2" svg:x="0.55118in" svg:y="1.93425in" svg:width="9.92126in" svg:height="4.79449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Formule pour la première étape (1ère attaque)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56" text:class-names="">U</text:span><text:span text:style-name="a757" text:class-names="">k</text:span><text:span text:style-name="a758" text:class-names=""><text:s text:c="1"/>= (U</text:span><text:span text:style-name="a759" text:class-names="">k-1</text:span><text:span text:style-name="a760" text:class-names="">-1) (1+r</text:span><text:span text:style-name="a761" text:class-names="">k</text:span><text:span text:style-name="a762" text:class-names="">) =&gt; U</text:span><text:span text:style-name="a763" text:class-names="">1</text:span><text:span text:style-name="a764" text:class-names=""><text:s text:c="1"/>= (U</text:span><text:span text:style-name="a765" text:class-names="">0</text:span><text:span text:style-name="a766" text:class-names="">-1)(1+r</text:span><text:span text:style-name="a767" text:class-names="">1</text:span><text:span text:style-name="a768" text:class-names="">)</text:span></text:p>
              </text:list-item>
            </text:list>
            <text:list text:style-name="a775">
              <text:list-item>
                <text:p text:style-name="a774" text:class-names="" text:cond-style-name=""><text:span text:style-name="a771" text:class-names="">U</text:span><text:span text:style-name="a772" text:class-names="">0<text:s text:c="1"/></text:span><text:span text:style-name="a773" text:class-names="">= n</text:span></text:p>
              </text:list-item>
            </text:list>
          </draw:text-box>
          <svg:title/>
          <svg:desc/>
        </draw:frame>
        <presentation:notes draw:style-name="a782">
          <draw:frame draw:id="id128" draw:style-name="a779" draw:name="Espace réservé du numéro de diapositive 6" svg:x="4.67953in" svg:y="11.10827in" svg:width="3.5878in" svg:height="0.58425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9" presentation:style-name="a780" draw:name="Espace réservé de l'image des diapositives 1">
            <svg:title/>
            <svg:desc/>
          </draw:page-thumbnail>
          <draw:frame draw:id="id130" presentation:style-name="a781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83" draw:master-page-name="Master1-Layout7-blank-Vide" presentation:presentation-page-layout-name="Master1-PPL7" draw:id="Slide-261">
        <draw:frame draw:id="id131" presentation:style-name="a786" draw:name="Titre 1" svg:x="0.55118in" svg:y="0.32953in" svg:width="9.92126in" svg:height="1.37992in" presentation:class="title" presentation:placeholder="false">
          <draw:text-box>
            <text:p text:style-name="a785" text:class-names="" text:cond-style-name=""><text:span text:style-name="a784" text:class-names="">Nombre de têtes au rang k</text:span></text:p>
          </draw:text-box>
          <svg:title/>
          <svg:desc/>
        </draw:frame>
        <draw:frame draw:id="id132" presentation:style-name="a830" draw:name="Espace réservé du texte 2" svg:x="0.55118in" svg:y="1.93425in" svg:width="9.92126in" svg:height="4.79449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Formule pour la deuxième étape (2ème attaque)</text:span></text:p>
              </text:list-item>
            </text:list>
            <text:list text:style-name="a794">
              <text:list-item>
                <text:p text:style-name="a793" text:class-names="" text:cond-style-name=""><text:span text:style-name="a790" text:class-names="">U</text:span><text:span text:style-name="a791" text:class-names="">0<text:s text:c="1"/></text:span><text:span text:style-name="a792" text:class-names="">= n</text:span></text:p>
              </text:list-item>
            </text:list>
            <text:list text:style-name="a803">
              <text:list-item>
                <text:p text:style-name="a802" text:class-names="" text:cond-style-name=""><text:span text:style-name="a795" text:class-names="">U</text:span><text:span text:style-name="a796" text:class-names="">1</text:span><text:span text:style-name="a797" text:class-names=""><text:s text:c="1"/>= (U</text:span><text:span text:style-name="a798" text:class-names="">0</text:span><text:span text:style-name="a799" text:class-names="">-1)(1+r</text:span><text:span text:style-name="a800" text:class-names="">1</text:span><text:span text:style-name="a801" text:class-names="">)</text:span></text:p>
              </text:list-item>
            </text:list>
            <text:list text:style-name="a818">
              <text:list-item>
                <text:p text:style-name="a817" text:class-names="" text:cond-style-name=""><text:span text:style-name="a804" text:class-names="">U</text:span><text:span text:style-name="a805" text:class-names="">2</text:span><text:span text:style-name="a806" text:class-names=""><text:s text:c="1"/>= (U</text:span><text:span text:style-name="a807" text:class-names="">1</text:span><text:span text:style-name="a808" text:class-names="">-1)+r</text:span><text:span text:style-name="a809" text:class-names="">2</text:span><text:span text:style-name="a810" text:class-names="">(n-2) =&gt; U</text:span><text:span text:style-name="a811" text:class-names="">k</text:span><text:span text:style-name="a812" text:class-names=""><text:s text:c="1"/>= (U</text:span><text:span text:style-name="a813" text:class-names="">k-1</text:span><text:span text:style-name="a814" text:class-names="">-1)+r</text:span><text:span text:style-name="a815" text:class-names="">k</text:span><text:span text:style-name="a816" text:class-names="">(n-k)</text:span></text:p>
              </text:list-item>
            </text:list>
            <text:list text:style-name="a823">
              <text:list-item>
                <text:p text:style-name="a822" text:class-names="" text:cond-style-name=""><text:span text:style-name="a819" text:class-names="">Ɐ r</text:span><text:span text:style-name="a820" text:class-names="">k<text:s text:c="1"/></text:span><text:span text:style-name="a821" text:class-names="">∈ ℕ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n&gt;k : IMPOSSIBLE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  <presentation:notes draw:style-name="a836">
          <draw:frame draw:id="id133" draw:style-name="a833" draw:name="Espace réservé du numéro de diapositive 6" svg:x="4.67953in" svg:y="11.10827in" svg:width="3.5878in" svg:height="0.58425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4" presentation:style-name="a834" draw:name="Espace réservé de l'image des diapositives 1">
            <svg:title/>
            <svg:desc/>
          </draw:page-thumbnail>
          <draw:frame draw:id="id135" presentation:style-name="a83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37" draw:master-page-name="Master1-Layout7-blank-Vide" presentation:presentation-page-layout-name="Master1-PPL7" draw:id="Slide-260">
        <draw:frame draw:id="id136" presentation:style-name="a840" draw:name="Titre 1" svg:x="0.7633in" svg:y="0.30268in" svg:width="9.92126in" svg:height="1.37992in" presentation:class="title" presentation:placeholder="false">
          <draw:text-box>
            <text:p text:style-name="a839" text:class-names="" text:cond-style-name=""><text:span text:style-name="a838" text:class-names="">Conclusion</text:span></text:p>
          </draw:text-box>
          <svg:title/>
          <svg:desc/>
        </draw:frame>
        <draw:frame draw:id="id137" presentation:style-name="a853" draw:name="Espace réservé du texte 2" svg:x="0.55118in" svg:y="1.93425in" svg:width="9.92126in" svg:height="4.79449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Pas de formule avec de l’arithmétique classique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Variables qui peut être l’infini =&gt; utilisation de nombres transfinis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A retenir : Simulation -&gt; perd en hauteur = meurt au bout d’un certain temps</text:span></text:p>
              </text:list-item>
            </text:list>
          </draw:text-box>
          <svg:title/>
          <svg:desc/>
        </draw:frame>
        <presentation:notes draw:style-name="a859">
          <draw:frame draw:id="id138" draw:style-name="a856" draw:name="Espace réservé du numéro de diapositive 6" svg:x="4.67953in" svg:y="11.10827in" svg:width="3.5878in" svg:height="0.58425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39" presentation:style-name="a857" draw:name="Espace réservé de l'image des diapositives 1">
            <svg:title/>
            <svg:desc/>
          </draw:page-thumbnail>
          <draw:frame draw:id="id140" presentation:style-name="a858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titl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title" svg:x="0.55039in" svg:y="1.93386in" svg:width="4.87677in" svg:height="4.79528in"/>
      <presentation:placeholder presentation:object="title" svg:x="5.5937in" svg:y="1.93386in" svg:width="4.87835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291in" svg:y="0.32992in" svg:width="2.47913in" svg:height="6.39921in"/>
      <presentation:placeholder presentation:object="outline" svg:x="0.55039in" svg:y="0.32992in" svg:width="7.27598in" svg:height="6.3992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51" draw:style="linear" draw:angle="0" draw:start-color="#f7bda4" draw:end-color="#f5b195" draw:start-intensity="100%" draw:end-intensity="100%"/>
    <draw:gradient draw:name="a547" draw:style="linear" draw:angle="0" draw:start-color="#b5d5a7" draw:end-color="#aace99" draw:start-intensity="100%" draw:end-intensity="100%"/>
    <draw:marker draw:name="a561" svg:viewBox="0 0 20 30" svg:d="m10 0-10 30h20z"/>
    <draw:marker draw:name="a590" svg:viewBox="0 0 20 30" svg:d="m10 0-10 30h20z"/>
    <draw:marker draw:name="a573" svg:viewBox="0 0 20 30" svg:d="m10 0-10 30h20z"/>
    <draw:marker draw:name="a569" svg:viewBox="0 0 20 30" svg:d="m10 0-10 30h20z"/>
    <draw:marker draw:name="a612" svg:viewBox="0 0 20 30" svg:d="m10 0-10 30h20z"/>
    <draw:marker draw:name="a586" svg:viewBox="0 0 20 30" svg:d="m10 0-10 30h20z"/>
    <draw:marker draw:name="a608" svg:viewBox="0 0 20 30" svg:d="m10 0-10 30h20z"/>
    <draw:marker draw:name="a565" svg:viewBox="0 0 20 30" svg:d="m10 0-10 30h20z"/>
    <draw:marker draw:name="a594" svg:viewBox="0 0 20 30" svg:d="m10 0-10 30h20z"/>
    <draw:marker draw:name="a60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commentair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commentair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85" draw:name="Espace réservé du contenu 2" svg:x="0.55118in" svg:y="1.93465in" svg:width="9.92087in" svg:height="4.79488in" presentation:class="title" presentation:placeholder="false">
        <draw:text-box>
          <text:p text:style-name="a84" text:class-names="" text:cond-style-name=""><text:span text:style-name="a83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18" presentation:style-name="a88" draw:name="Espace réservé de la date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Espace réservé du pied de page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Espace réservé du numéro de diapositive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Espace réservé de l'image des diapositives 1">
          <svg:title/>
          <svg:desc/>
        </draw:page-thumbnail>
        <draw:frame draw:id="id6" presentation:style-name="a98" draw:name="Espace réservé des commentaires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Espace réservé de l'en-tête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Espace réservé de la date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Espace réservé du pied de page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Espace réservé du numéro de diapositive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12">
      <draw:frame draw:id="id21" presentation:style-name="a115" draw:name="Titre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Modifiez le style du titre</text:span></text:p>
        </draw:text-box>
        <svg:title/>
        <svg:desc/>
      </draw:frame>
      <draw:frame draw:id="id22" presentation:style-name="a119" draw:name="Espace réservé du texte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22" draw:name="Espace réservé de la date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Espace réservé du pied de page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Espace réservé du numéro de diapositive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Espace réservé de l'image des diapositives 1">
          <svg:title/>
          <svg:desc/>
        </draw:page-thumbnail>
        <draw:frame draw:id="id6" presentation:style-name="a132" draw:name="Espace réservé des commentaires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Espace réservé de l'en-tête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Espace réservé de la date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Espace réservé du pied de page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Espace réservé du numéro de diapositive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46">
      <draw:frame draw:id="id26" presentation:style-name="a149" draw:name="Titr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Modifiez le style du titre</text:span></text:p>
        </draw:text-box>
        <svg:title/>
        <svg:desc/>
      </draw:frame>
      <draw:frame draw:id="id27" presentation:style-name="a152" draw:name="Espace réservé du contenu 2" svg:x="0.55039in" svg:y="1.93386in" svg:width="4.87677in" svg:height="4.79528in" presentation:class="title" presentation:placeholder="false">
        <draw:text-box>
          <text:p text:style-name="a151" text:class-names="" text:cond-style-name=""><text:span text:style-name="a150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8" presentation:style-name="a155" draw:name="Espace réservé du contenu 3" svg:x="5.5937in" svg:y="1.93386in" svg:width="4.87835in" svg:height="4.79528in" presentation:class="title" presentation:placeholder="false">
        <draw:text-box>
          <text:p text:style-name="a154" text:class-names="" text:cond-style-name=""><text:span text:style-name="a153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9" presentation:style-name="a158" draw:name="Espace réservé de la date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Espace réservé du pied de page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Espace réservé du numéro de diapositive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Espace réservé de l'image des diapositives 1">
          <svg:title/>
          <svg:desc/>
        </draw:page-thumbnail>
        <draw:frame draw:id="id6" presentation:style-name="a168" draw:name="Espace réservé des commentaires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Espace réservé de l'en-tête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Espace réservé de la date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Espace réservé du pied de page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182">
      <draw:frame draw:id="id32" presentation:style-name="a185" draw:name="Titre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Modifiez le style du titre</text:span></text:p>
        </draw:text-box>
        <svg:title/>
        <svg:desc/>
      </draw:frame>
      <draw:frame draw:id="id33" presentation:style-name="a189" draw:name="Espace réservé du texte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192" draw:name="Espace réservé du contenu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5" presentation:style-name="a196" draw:name="Espace réservé du texte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199" draw:name="Espace réservé du contenu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7" presentation:style-name="a202" draw:name="Espace réservé de la date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Espace réservé du pied de page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Espace réservé du numéro de diapositive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Espace réservé de l'image des diapositives 1">
          <svg:title/>
          <svg:desc/>
        </draw:page-thumbnail>
        <draw:frame draw:id="id6" presentation:style-name="a212" draw:name="Espace réservé des commentaire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Espace réservé de l'en-têt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Espace réservé de la date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Espace réservé du pied de page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26">
      <draw:frame draw:id="id40" presentation:style-name="a229" draw:name="Titre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Modifiez le style du titre</text:span></text:p>
        </draw:text-box>
        <svg:title/>
        <svg:desc/>
      </draw:frame>
      <draw:frame draw:id="id41" presentation:style-name="a232" draw:name="Espace réservé de la date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Espace réservé du pied de page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Espace réservé du numéro de diapositive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Espace réservé de l'image des diapositives 1">
          <svg:title/>
          <svg:desc/>
        </draw:page-thumbnail>
        <draw:frame draw:id="id6" presentation:style-name="a242" draw:name="Espace réservé des commentaires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Espace réservé de l'en-tête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Espace réservé de la date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u pied de page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u numéro de diapositive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256">
      <draw:frame draw:id="id44" presentation:style-name="a259" draw:name="Espace réservé de la date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Espace réservé du pied de page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Espace réservé du numéro de diapositive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re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Espace réservé du texte 5" svg:x="0.55118in" svg:y="1.93425in" svg:width="9.92126in" svg:height="4.79449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Espace réservé de l'image des diapositives 1">
          <svg:title/>
          <svg:desc/>
        </draw:page-thumbnail>
        <draw:frame draw:id="id6" presentation:style-name="a276" draw:name="Espace réservé des commentaires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Espace réservé de l'en-tête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Espace réservé de la date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Espace réservé du pied de page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Espace réservé du numéro de diapositive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290">
      <draw:frame draw:id="id49" presentation:style-name="a293" draw:name="Titre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Modifiez le style du titre</text:span></text:p>
        </draw:text-box>
        <svg:title/>
        <svg:desc/>
      </draw:frame>
      <draw:frame draw:id="id50" presentation:style-name="a296" draw:name="Espace réservé du contenu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51" presentation:style-name="a300" draw:name="Espace réservé du texte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303" draw:name="Espace réservé de la date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Espace réservé du pied de page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Espace réservé du numéro de diapositive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Espace réservé de l'image des diapositives 1">
          <svg:title/>
          <svg:desc/>
        </draw:page-thumbnail>
        <draw:frame draw:id="id6" presentation:style-name="a313" draw:name="Espace réservé des commentair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Espace réservé de l'en-têt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Espace réservé de la date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Espace réservé du pied de page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Espace réservé du numéro de diapositiv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27">
      <draw:frame draw:id="id55" presentation:style-name="a330" draw:name="Titre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6" presentation:style-name="a333" draw:name="Espace réservé pour une image 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Espace réservé du texte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340" draw:name="Espace réservé de la date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Espace réservé du pied de page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Espace réservé du numéro de diapositive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Espace réservé de l'image des diapositives 1">
          <svg:title/>
          <svg:desc/>
        </draw:page-thumbnail>
        <draw:frame draw:id="id6" presentation:style-name="a350" draw:name="Espace réservé des commentaires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Espace réservé de l'en-tête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Espace réservé de la date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Espace réservé du pied de page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Espace réservé du numéro de diapositive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364">
      <draw:frame draw:id="id61" presentation:style-name="a367" draw:name="Titre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Modifiez le style du titre</text:span></text:p>
        </draw:text-box>
        <svg:title/>
        <svg:desc/>
      </draw:frame>
      <draw:frame draw:id="id62" presentation:style-name="a383" draw:name="Espace réservé du texte vertical 2" svg:x="0.55118in" svg:y="1.93465in" svg:width="9.92087in" svg:height="4.79488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ez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Espace réservé de la date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Espace réservé du pied de page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Espace réservé du numéro de diapositive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Espace réservé de l'image des diapositives 1">
          <svg:title/>
          <svg:desc/>
        </draw:page-thumbnail>
        <draw:frame draw:id="id6" presentation:style-name="a396" draw:name="Espace réservé des commentaire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Espace réservé de l'en-tête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Espace réservé de la date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Espace réservé du pied de page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Espace réservé du numéro de diapositive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10">
      <draw:frame draw:id="id66" presentation:style-name="a413" draw:name="Titre vertical 1" svg:x="7.99291in" svg:y="0.32992in" svg:width="2.47913in" svg:height="6.39921in" presentation:class="title" presentation:placeholder="false">
        <draw:text-box>
          <text:p text:style-name="a412" text:class-names="" text:cond-style-name=""><text:span text:style-name="a411" text:class-names="">Modifiez le style du titre</text:span></text:p>
        </draw:text-box>
        <svg:title/>
        <svg:desc/>
      </draw:frame>
      <draw:frame draw:id="id67" presentation:style-name="a429" draw:name="Espace réservé du texte vertical 2" svg:x="0.55039in" svg:y="0.32992in" svg:width="7.27598in" svg:height="6.3992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Modifiez les styles du texte du masque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Deuxième niveau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Espace réservé de la date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Espace réservé du pied de page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Espace réservé du numéro de diapositive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Espace réservé de l'image des diapositives 1">
          <svg:title/>
          <svg:desc/>
        </draw:page-thumbnail>
        <draw:frame draw:id="id6" presentation:style-name="a442" draw:name="Espace réservé des commentaires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Espace réservé de l'en-tête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Espace réservé de la date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Espace réservé du pied de page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Espace réservé du numéro de diapositive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Espace réservé de l'en-tête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Espace réservé de la date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Espace réservé du pied de page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Espace réservé du numéro de diapositive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rmule déterminant le nombre de têtes d'une hydre.</dc:title>
    <meta:initial-creator>Pauline La miss</meta:initial-creator>
    <dc:creator>Pauline La miss</dc:creator>
    <meta:creation-date>2017-03-13T13:25:06Z</meta:creation-date>
    <dc:date>2017-05-13T17:06:53Z</dc:date>
    <meta:editing-cycles>25</meta:editing-cycles>
    <meta:editing-duration>PT78345S</meta:editing-duration>
    <meta:document-statistic meta:paragraph-count="72" meta:word-count="226"/>
  </office:meta>
</office:document-meta>
</file>